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002731047463956484"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ordre du trillon 10^18)</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
                        </text:list-item>
                        <text:list-item>
                          <text:p text:style-name="P1">caractères</text:p>
                          <text:list>
                            <text:list-item>
                              <text:p text:style-name="P1">char c = 'a';</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text:soft-page-break/>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text:soft-page-break/>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V</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text:soft-page-break/>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text:soft-page-break/>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text:soft-page-break/>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soft-page-break/>}</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text:soft-page-break/>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String en minuscules : toLowerCase()</text:p>
                        </text:list-item>
                        <text:list-item>
                          <text:p text:style-name="P1">majuscules : toUpperCase()</text:p>
                        </text:list-item>
                        <text:list-item>
                          <text:p text:style-name="P1">renvoyer longeur chaine : méthode length() (attribut length pour tableaux)</text:p>
                        </text:list-item>
                        <text:list-item>
                          <text:p text:style-name="P1">equals()</text:p>
                        </text:list-item>
                        <text:list-item>
                          <text:p text:style-name="P1">charAt()</text:p>
                        </text:list-item>
                        <text:list-item>
                          <text:p text:style-name="P1">substring(borne_inf, borne_sup+1)</text:p>
                        </text:list-item>
                        <text:list-item>
                          <text:p text:style-name="P1">position caractère</text:p>
                          <text:list>
                            <text:list-item>
                              <text:p text:style-name="P1">commence par 0 comme d'hab</text:p>
                            </text:list-item>
                            <text:list-item>
                              <text:p text:style-name="P1">prend une chaine de caractères en paramètres</text:p>
                            </text:list-item>
                            <text:list-item>
                              <text:p text:style-name="P1">renvoie la position du premier caractère du String appelé dans le String appelant s'il est contenu intégralement dedans</text:p>
                            </text:list-item>
                            <text:list-item>
                              <text:p text:style-name="P1">deux méthodes</text:p>
                              <text:list>
                                <text:list-item>
                                  <text:p text:style-name="P1">indexOf = chercher du début (première occurrence seule considérée)</text:p>
                                </text:list-item>
                                <text:list-item>
                                  <text:p text:style-name="P1">lastIndexOf = cherche de la fin (dernière occurrence considérée)</text:p>
                                </text:list-item>
                              </text:list>
                            </text:list-item>
                            <text:list-item>
                              <text:p text:style-name="P1">position = -1 si sous-chaine non trouvée</text:p>
                            </text:list-item>
                          </text:list>
                        </text:list-item>
                      </text:list>
                    </text:list-item>
                    <text:list-item>
                      <text:p text:style-name="P1">des méthodes mathématiques</text:p>
                      <text:list>
                        <text:list-item>
                          <text:p text:style-name="P1">généralités</text:p>
                          <text:list>
                            <text:list-item>
                              <text:p text:style-name="P1">classe Math utilisée</text:p>
                            </text:list-item>
                            <text:list-item>
                              <text:p text:style-name="P1">présente dans le package java.lang, déjà inclus de base</text:p>
                            </text:list-item>
                            <text:list-item>
                              <text:p text:style-name="P1">toutes les méthodes vues ici renvoient un double</text:p>
                            </text:list-item>
                            <text:list-item>
                              <text:p text:style-name="P1">toutes ces méthodes sont des méthodes de classe (Math.sinus(18) par ex)</text:p>
                            </text:list-item>
                          </text:list>
                        </text:list-item>
                        <text:list-item>
                          <text:p text:style-name="P1">méthodes en question</text:p>
                          <text:list>
                            <text:list-item>
                              <text:p text:style-name="P1">sin(x)</text:p>
                            </text:list-item>
                            <text:list-item>
                              <text:p text:style-name="P1">cos(x)</text:p>
                            </text:list-item>
                            <text:list-item>
                              <text:p text:style-name="P1">tan(x)</text:p>
                            </text:list-item>
                            <text:list-item>
                              <text:p text:style-name="P1">abs(x)</text:p>
                            </text:list-item>
                            <text:list-item>
                              <text:p text:style-name="P1">pow(nombre, puissance)</text:p>
                            </text:list-item>
                          </text:list>
                        </text:list-item>
                      </text:list>
                    </text:list-item>
                  </text:list>
                </text:list-item>
                <text:list-item>
                  <text:p text:style-name="P1">créer sa propre méthode</text:p>
                  <text:list>
                    <text:list-item>
                      <text:p text:style-name="P1">exemple : créer méthode qui tronque un nombre</text:p>
                      <text:list>
                        <text:list-item>
                          <text:p text:style-name="P1">public static double arrondi(double A, int B)</text:p>
                        </text:list-item>
                        <text:list-item>
                          <text:p text:style-name="P1">{</text:p>
                        </text:list-item>
                        <text:list-item>
                          <text:p text:style-name="P1"><text:tab/>return (double) ((int) (A * Math.pow(10, B) + .5)) / Math.pow(10, B);</text:p>
                        </text:list-item>
                        <text:list-item>
                          <text:p text:style-name="P1">}</text:p>
                        </text:list-item>
                      </text:list>
                    </text:list-item>
                    <text:list-item>
                      <text:p text:style-name="P1"><text:soft-page-break/>contrainte sur méthodes appelées par méthode static</text:p>
                    </text:list-item>
                    <text:list-item>
                      <text:p text:style-name="P1">syntaxe création méthode</text:p>
                    </text:list-item>
                    <text:list-item>
                      <text:p text:style-name="P1">3 sortes de méthodes (relativement au retour)</text:p>
                    </text:list-item>
                    <text:list-item>
                      <text:p text:style-name="P1">placer le méthodes dans la classe et hors des autres méthodes</text:p>
                    </text:list-item>
                    <text:list-item>
                      <text:p text:style-name="P1">passer "n'importe quel" type en paramètre</text:p>
                      <text:list>
                        <text:list-item>
                          <text:p text:style-name="P1">Object en paramètre</text:p>
                        </text:list-item>
                        <text:list-item>
                          <text:p text:style-name="P1">n'appeler qu'avec des objets. Ex : Integer plutot que int</text:p>
                        </text:list-item>
                      </text:list>
                    </text:list-item>
                  </text:list>
                </text:list-item>
                <text:list-item>
                  <text:p text:style-name="P1">la surcharge de méthode</text:p>
                  <text:list>
                    <text:list-item>
                      <text:p text:style-name="P1">qu'est ce que c'est et comment on fait ? + possibilité nombres param</text:p>
                      <text:list>
                        <text:list-item>
                          <text:p text:style-name="P1">faire en sorte qu'elle puisse prendre plusieurs types en paramètres</text:p>
                        </text:list-item>
                        <text:list-item>
                          <text:p text:style-name="P1">on réécrit la méthode en gardant le même nom mais en changeant le type des paramètres</text:p>
                        </text:list-item>
                        <text:list-item>
                          <text:p text:style-name="P1">on peut ajouter/supprimer des paramètres</text:p>
                        </text:list-item>
                      </text:list>
                    </text:list-item>
                  </text:list>
                </text:list-item>
              </text:list>
            </text:list-item>
            <text:list-item>
              <text:p text:style-name="P1">POO</text:p>
              <text:list>
                <text:list-item>
                  <text:p text:style-name="P1">première classe</text:p>
                  <text:list>
                    <text:list-item>
                      <text:p text:style-name="P1"/>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jfjyf jjku</meta:initial-creator>
    <meta:creation-date>2014-10-07T13:09:01</meta:creation-date>
    <meta:generator>OpenOffice/4.0.0$Unix OpenOffice.org_project/400m3$Build-9702</meta:generator>
    <dc:date>2014-11-03T16:56:49</dc:date>
    <dc:creator>yjfjyf jjku</dc:creator>
    <meta:editing-duration>PT16H10M41S</meta:editing-duration>
    <meta:editing-cycles>296</meta:editing-cycles>
    <meta:document-statistic meta:table-count="0" meta:image-count="0" meta:object-count="0" meta:page-count="11" meta:paragraph-count="480" meta:word-count="3231" meta:character-count="16613"/>
  </office:meta>
</office:document-meta>
</file>